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EFC00002E9E6095848E.svm"/>
  <manifest:file-entry manifest:media-type="" manifest:full-path="Pictures/2000000700005D8A0000242D2068400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2409*"/>
    </style:style>
    <style:style style:name="Tabela1.C" style:family="table-column">
      <style:table-column-properties style:column-width="4.251cm" style:rel-column-width="2410*"/>
    </style:style>
    <style:style style:name="Tabe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cccc" fo:padding="0.097cm" fo:border="0.002cm solid #000000">
        <style:background-image/>
      </style:table-cell-properties>
    </style:style>
    <style:style style:name="Tabela1.A2" style:family="table-cell" style:data-style-name="N0">
      <style:table-cell-properties fo:background-color="#dddddd" fo:padding="0.097cm" fo:border-left="0.002cm solid #000000" fo:border-right="none" fo:border-top="none" fo:border-bottom="0.002cm solid #000000">
        <style:background-image/>
      </style:table-cell-properties>
    </style:style>
    <style:style style:name="Tabela1.D2" style:family="table-cell" style:data-style-name="N0">
      <style:table-cell-properties fo:background-color="#dddddd" fo:padding="0.097cm" fo:border-left="0.002cm solid #000000" fo:border-right="0.002cm solid #000000" fo:border-top="none" fo:border-bottom="0.002cm solid #000000">
        <style:background-image/>
      </style:table-cell-properties>
    </style:style>
    <style:style style:name="Tabela1.A3"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bela1.D3"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variant="normal" fo:text-transform="none" fo:color="#222222" style:font-name="arial" fo:font-size="12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 to CUDA and OpenCL</text:p>
      <text:p text:style-name="P5">Lab 9 report</text:p>
      <text:p text:style-name="P6">7.05.2020</text:p>
      <text:p text:style-name="P6">Piotr Litwin</text:p>
      <text:p text:style-name="P6">Paweł Skalny</text:p>
      <text:p text:style-name="P7"/>
      <text:p text:style-name="P8">Introduction</text:p>
      <text:p text:style-name="P2"/>
      <text:p text:style-name="P2">Our last lab was about reduction. Like in the last laboratory we were supposed to create a complete CUDA application. The purpose was to calculate the sum of <text:s/>1D vector input data. If we want to do it in less time complexity then linear we have to parallel sum up two numbers reducing the length of the vector twice in each iteration. That gives log(n) time complexity. We made two programs, the first with a naive method and the with an enhanced method in which we better used available resources.</text:p>
      <text:p text:style-name="P9"/>
      <text:p text:style-name="P9">Results</text:p>
      <text:p text:style-name="P2"/>
      <text:p text:style-name="P13"><text:span text:style-name="T1">We used wide range of the input vector size. <text:s/>All measurements were made 10 times, then we obtained the avengare. All times are provided in microseconds (</text:span><text:span text:style-name="T2">μs)</text:span><text:span text:style-name="T1">.</text:span></text:p>
      <text:p text:style-name="P13"><text:span text:style-name="T1"/></text:p>
      <table:table table:name="Tabela1" table:style-name="Tabela1">
        <table:table-column table:style-name="Tabela1.A" table:number-columns-repeated="2"/>
        <table:table-column table:style-name="Tabela1.C"/>
        <table:table-column table:style-name="Tabela1.A"/>
        <table:table-row>
          <table:table-cell table:style-name="Tabela1.A1" office:value-type="string">
            <text:p text:style-name="P12">Elements</text:p>
          </table:table-cell>
          <table:table-cell table:style-name="Tabela1.A1" office:value-type="string">
            <text:p text:style-name="P12">Host</text:p>
          </table:table-cell>
          <table:table-cell table:style-name="Tabela1.A1" office:value-type="string">
            <text:p text:style-name="P12">Device - navie</text:p>
          </table:table-cell>
          <table:table-cell table:style-name="Tabela1.D1" office:value-type="string">
            <text:p text:style-name="P12">Device - enhanced</text:p>
          </table:table-cell>
        </table:table-row>
        <table:table-row>
          <table:table-cell table:style-name="Tabela1.A2" office:value-type="float" office:value="32768">
            <text:p text:style-name="P11">32768</text:p>
          </table:table-cell>
          <table:table-cell table:style-name="Tabela1.A2" office:value-type="float" office:value="83">
            <text:p text:style-name="P11">83</text:p>
          </table:table-cell>
          <table:table-cell table:style-name="Tabela1.A2" office:value-type="float" office:value="141.4">
            <text:p text:style-name="P11">141,4</text:p>
          </table:table-cell>
          <table:table-cell table:style-name="Tabela1.D2" office:value-type="float" office:value="272">
            <text:p text:style-name="P11">272</text:p>
          </table:table-cell>
        </table:table-row>
        <table:table-row>
          <table:table-cell table:style-name="Tabela1.A3" office:value-type="float" office:value="65536">
            <text:p text:style-name="P11">65536</text:p>
          </table:table-cell>
          <table:table-cell table:style-name="Tabela1.A3" office:value-type="float" office:value="165.1">
            <text:p text:style-name="P11">165,1</text:p>
          </table:table-cell>
          <table:table-cell table:style-name="Tabela1.A3" office:value-type="float" office:value="222.1">
            <text:p text:style-name="P11">222,1</text:p>
          </table:table-cell>
          <table:table-cell table:style-name="Tabela1.D3" office:value-type="float" office:value="282.3">
            <text:p text:style-name="P11">282,3</text:p>
          </table:table-cell>
        </table:table-row>
        <table:table-row>
          <table:table-cell table:style-name="Tabela1.A2" office:value-type="float" office:value="131072">
            <text:p text:style-name="P11">131072</text:p>
          </table:table-cell>
          <table:table-cell table:style-name="Tabela1.A2" office:value-type="float" office:value="331.3">
            <text:p text:style-name="P11">331,3</text:p>
          </table:table-cell>
          <table:table-cell table:style-name="Tabela1.A2" office:value-type="float" office:value="338.2">
            <text:p text:style-name="P11">338,2</text:p>
          </table:table-cell>
          <table:table-cell table:style-name="Tabela1.D2" office:value-type="float" office:value="338.5">
            <text:p text:style-name="P11">338,5</text:p>
          </table:table-cell>
        </table:table-row>
        <table:table-row>
          <table:table-cell table:style-name="Tabela1.A3" office:value-type="float" office:value="262144">
            <text:p text:style-name="P11">262144</text:p>
          </table:table-cell>
          <table:table-cell table:style-name="Tabela1.A3" office:value-type="float" office:value="666.3">
            <text:p text:style-name="P11">666,3</text:p>
          </table:table-cell>
          <table:table-cell table:style-name="Tabela1.A3" office:value-type="float" office:value="568.6">
            <text:p text:style-name="P11">568,6</text:p>
          </table:table-cell>
          <table:table-cell table:style-name="Tabela1.D3" office:value-type="float" office:value="568.2">
            <text:p text:style-name="P11">568,2</text:p>
          </table:table-cell>
        </table:table-row>
        <table:table-row>
          <table:table-cell table:style-name="Tabela1.A2" office:value-type="float" office:value="524288">
            <text:p text:style-name="P11">524288</text:p>
          </table:table-cell>
          <table:table-cell table:style-name="Tabela1.A2" office:value-type="float" office:value="1326.5">
            <text:p text:style-name="P11">1326,5</text:p>
          </table:table-cell>
          <table:table-cell table:style-name="Tabela1.A2" office:value-type="float" office:value="986.8">
            <text:p text:style-name="P11">986,8</text:p>
          </table:table-cell>
          <table:table-cell table:style-name="Tabela1.D2" office:value-type="float" office:value="967.6">
            <text:p text:style-name="P11">967,6</text:p>
          </table:table-cell>
        </table:table-row>
        <table:table-row>
          <table:table-cell table:style-name="Tabela1.A3" office:value-type="float" office:value="1048576">
            <text:p text:style-name="P11">1048576</text:p>
          </table:table-cell>
          <table:table-cell table:style-name="Tabela1.A3" office:value-type="float" office:value="2648.3">
            <text:p text:style-name="P11">2648,3</text:p>
          </table:table-cell>
          <table:table-cell table:style-name="Tabela1.A3" office:value-type="float" office:value="1649.3">
            <text:p text:style-name="P11">1649,3</text:p>
          </table:table-cell>
          <table:table-cell table:style-name="Tabela1.D3" office:value-type="float" office:value="1501.4">
            <text:p text:style-name="P11">1501,4</text:p>
          </table:table-cell>
        </table:table-row>
        <table:table-row>
          <table:table-cell table:style-name="Tabela1.A2" office:value-type="float" office:value="2097152">
            <text:p text:style-name="P11">2097152</text:p>
          </table:table-cell>
          <table:table-cell table:style-name="Tabela1.A2" office:value-type="float" office:value="5296.5">
            <text:p text:style-name="P11">5296,5</text:p>
          </table:table-cell>
          <table:table-cell table:style-name="Tabela1.A2" office:value-type="float" office:value="2950.7">
            <text:p text:style-name="P11">2950,7</text:p>
          </table:table-cell>
          <table:table-cell table:style-name="Tabela1.D2" office:value-type="float" office:value="2642.5">
            <text:p text:style-name="P11">2642,5</text:p>
          </table:table-cell>
        </table:table-row>
        <table:table-row>
          <table:table-cell table:style-name="Tabela1.A3" office:value-type="float" office:value="4194304">
            <text:p text:style-name="P11">4194304</text:p>
          </table:table-cell>
          <table:table-cell table:style-name="Tabela1.A3" office:value-type="float" office:value="10602.9">
            <text:p text:style-name="P11">10602,9</text:p>
          </table:table-cell>
          <table:table-cell table:style-name="Tabela1.A3" office:value-type="float" office:value="5677.9">
            <text:p text:style-name="P11">5677,9</text:p>
          </table:table-cell>
          <table:table-cell table:style-name="Tabela1.D3" office:value-type="float" office:value="4986.8">
            <text:p text:style-name="P11">4986,8</text:p>
          </table:table-cell>
        </table:table-row>
        <table:table-row>
          <table:table-cell table:style-name="Tabela1.A2" office:value-type="float" office:value="8388608">
            <text:p text:style-name="P11">8388608</text:p>
          </table:table-cell>
          <table:table-cell table:style-name="Tabela1.A2" office:value-type="float" office:value="21231.7">
            <text:p text:style-name="P11">21231,7</text:p>
          </table:table-cell>
          <table:table-cell table:style-name="Tabela1.A2" office:value-type="float" office:value="11147.4">
            <text:p text:style-name="P11">11147,4</text:p>
          </table:table-cell>
          <table:table-cell table:style-name="Tabela1.D2" office:value-type="float" office:value="9738.4">
            <text:p text:style-name="P11">9738,4</text:p>
          </table:table-cell>
        </table:table-row>
        <table:table-row>
          <table:table-cell table:style-name="Tabela1.A3" office:value-type="float" office:value="16777216">
            <text:p text:style-name="P11">16777216</text:p>
          </table:table-cell>
          <table:table-cell table:style-name="Tabela1.A3" office:value-type="float" office:value="42461.1">
            <text:p text:style-name="P11">42461,1</text:p>
          </table:table-cell>
          <table:table-cell table:style-name="Tabela1.A3" office:value-type="float" office:value="22005.1">
            <text:p text:style-name="P11">22005,1</text:p>
          </table:table-cell>
          <table:table-cell table:style-name="Tabela1.D3" office:value-type="float" office:value="19113.2">
            <text:p text:style-name="P11">19113,2</text:p>
          </table:table-cell>
        </table:table-row>
        <table:table-row>
          <table:table-cell table:style-name="Tabela1.A2" office:value-type="float" office:value="33554432">
            <text:p text:style-name="P11">33554432</text:p>
          </table:table-cell>
          <table:table-cell table:style-name="Tabela1.A2" office:value-type="float" office:value="87424.2">
            <text:p text:style-name="P11">87424,2</text:p>
          </table:table-cell>
          <table:table-cell table:style-name="Tabela1.A2" office:value-type="float" office:value="42979.9">
            <text:p text:style-name="P11">42979,9</text:p>
          </table:table-cell>
          <table:table-cell table:style-name="Tabela1.D2" office:value-type="float" office:value="37758.7">
            <text:p text:style-name="P11">37758,7</text:p>
          </table:table-cell>
        </table:table-row>
        <table:table-row>
          <table:table-cell table:style-name="Tabela1.A3" office:value-type="float" office:value="67108864">
            <text:p text:style-name="P11">67108864</text:p>
          </table:table-cell>
          <table:table-cell table:style-name="Tabela1.A3" office:value-type="float" office:value="171085.2">
            <text:p text:style-name="P11">171085,2</text:p>
          </table:table-cell>
          <table:table-cell table:style-name="Tabela1.A3" office:value-type="float" office:value="81376.7">
            <text:p text:style-name="P11">81376,7</text:p>
          </table:table-cell>
          <table:table-cell table:style-name="Tabela1.D3" office:value-type="float" office:value="72467.9">
            <text:p text:style-name="P11">72467,9</text:p>
          </table:table-cell>
        </table:table-row>
        <table:table-row>
          <table:table-cell table:style-name="Tabela1.A2" office:value-type="float" office:value="134217728">
            <text:p text:style-name="P11">134217728</text:p>
          </table:table-cell>
          <table:table-cell table:style-name="Tabela1.A2" office:value-type="float" office:value="340552.9">
            <text:p text:style-name="P11">340552,9</text:p>
          </table:table-cell>
          <table:table-cell table:style-name="Tabela1.A2" office:value-type="float" office:value="149351.8">
            <text:p text:style-name="P11">149351,8</text:p>
          </table:table-cell>
          <table:table-cell table:style-name="Tabela1.D2" office:value-type="float" office:value="136989.4">
            <text:p text:style-name="P11">136989,4</text:p>
          </table:table-cell>
        </table:table-row>
      </table:table>
      <text:p text:style-name="P14">Table 1. Comparison of results for both kernels and host-side processing.</text:p>
      <text:p text:style-name="P2"><text:soft-page-break/></text:p>
      <text:p text:style-name="P14"><draw:frame draw:style-name="fr1" draw:name="grafika1" text:anchor-type="paragraph" svg:width="20.75cm" svg:height="8.022cm" draw:z-index="0"><draw:image xlink:href="Pictures/2000000700005D8A0000242D20684000.svm" xlink:type="simple" xlink:show="embed" xlink:actuate="onLoad"/></draw:frame>Pic. 1. Graph from Table 1.</text:p>
      <text:p text:style-name="P2"/>
      <text:p text:style-name="P2"/>
      <text:p text:style-name="P2"/>
      <text:p text:style-name="P14"><draw:frame draw:style-name="fr1" draw:name="grafika2" text:anchor-type="paragraph" svg:width="20.5cm" svg:height="10.059cm" draw:z-index="1"><draw:image xlink:href="Pictures/2000000700005EFC00002E9E6095848E.svm" xlink:type="simple" xlink:show="embed" xlink:actuate="onLoad"/></draw:frame>Pic. 2. Graph from Table 1. in logarithmic scale.</text:p>
      <text:p text:style-name="P2"/>
      <text:p text:style-name="P2"/>
      <text:p text:style-name="P2"/>
      <text:p text:style-name="P2"/>
      <text:p text:style-name="P2"/>
      <text:p text:style-name="P9"><text:soft-page-break/>Conclusions</text:p>
      <text:p text:style-name="P2"/>
      <text:p text:style-name="P3">Once again CUDA improved the well known algorithm even using a very simple kernel. Hovever, naive method was ineffective. The main issues was keeping only part of the <text:s/>threads active, mismatch with the blocks grid and slow modulo operation. Here comes the enhanced method. We want to keep the active threads consecutive and process all of the iterations in the stride-grid technique using shared memory. At this point mapping is crucial as we also have to consider the divergence between the grid and the size of the data. As the last wrap of each block does not require synchronization, we unroll the last part of the loop. This technique can better use the shared memory, avoids modulo operation <text:s/>and provides more perform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5-23T17:21:55.80</meta:creation-date>
    <dc:date>2020-06-02T18:56:43.63</dc:date>
    <meta:editing-duration>P1DT12H36M46S</meta:editing-duration>
    <meta:editing-cycles>22</meta:editing-cycles>
    <meta:generator>OpenOffice/4.1.5$Win32 OpenOffice.org_project/415m1$Build-9789</meta:generator>
    <meta:document-statistic meta:table-count="1" meta:image-count="2" meta:object-count="0" meta:page-count="3" meta:paragraph-count="71" meta:word-count="342" meta:character-count="2007"/>
  </office:meta>
</office:document-meta>
</file>